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C00000192C0FCBC2B99FCF418.png" manifest:media-type="image/png"/>
  <manifest:file-entry manifest:full-path="Pictures/10000201000002520000020AF2491CB734EB21A0.png" manifest:media-type="image/png"/>
  <manifest:file-entry manifest:full-path="Pictures/10000201000001860000024E0DEF161E4323F9DB.png" manifest:media-type="image/png"/>
  <manifest:file-entry manifest:full-path="Pictures/10000201000001CF000003B78CCE1F9B3EAABE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draw:opacity="0%" draw:opacity-name="" draw:textarea-horizontal-align="justify" draw:textarea-vertical-align="middle" draw:auto-grow-height="false" fo:min-height="6.14cm" fo:min-width="6.847cm" fo:padding-top="0.231cm" fo:padding-bottom="0.231cm" fo:padding-left="0.356cm" fo:padding-right="0.356cm"/>
    </style:style>
    <style:style style:name="gr2" style:family="graphic" style:parent-style-name="standard">
      <style:graphic-properties draw:fill-color="#fff200" draw:textarea-vertical-align="middle" draw:auto-grow-height="false" fo:min-height="5.872cm" fo:min-width="5.78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vertical-align="middle" draw:auto-grow-height="false" fo:min-height="5.874cm" fo:min-width="5.783cm"/>
    </style:style>
    <style:style style:name="gr5" style:family="graphic" style:parent-style-name="standard">
      <style:graphic-properties svg:stroke-width="0.212cm" svg:stroke-color="#000000" draw:marker-start-width="0.518cm" draw:marker-end-width="0.518cm" draw:fill="none" draw:opacity="0%" draw:opacity-name="" draw:textarea-horizontal-align="justify" draw:textarea-vertical-align="middle" draw:auto-grow-height="false" fo:min-height="6.139cm" fo:min-width="6.847cm" fo:padding-top="0.231cm" fo:padding-bottom="0.231cm" fo:padding-left="0.356cm" fo:padding-right="0.356cm"/>
    </style:style>
    <style:style style:name="gr6" style:family="graphic" style:parent-style-name="standard">
      <style:graphic-properties draw:fill-color="#fff200" draw:textarea-vertical-align="middle" draw:auto-grow-height="false" fo:min-height="8.837cm" fo:min-width="8.826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opacity="0%" draw:opacity-name="" draw:textarea-horizontal-align="justify" draw:textarea-vertical-align="middle" draw:auto-grow-height="false" fo:min-height="6.138cm" fo:min-width="6.846cm" fo:padding-top="0.231cm" fo:padding-bottom="0.231cm" fo:padding-left="0.356cm" fo:padding-right="0.356cm"/>
    </style:style>
    <style:style style:name="gr8" style:family="graphic" style:parent-style-name="standard">
      <style:graphic-properties draw:fill-color="#fff200" draw:textarea-vertical-align="middle" draw:auto-grow-height="false" fo:min-height="5.874cm" fo:min-width="5.784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59cm" svg:height="6.602cm" svg:x="0.263cm" svg:y="0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6.283cm" svg:height="6.122cm" svg:x="0.951cm" svg:y="-1.6cm">
              <text:p/>
              <draw:enhanced-geometry draw:glue-point-type="segments" draw:mirror-horizontal="false" draw:mirror-vertical="false" draw:type="mso-spt100" draw:modifiers="-158.729206846488 -22.481303048213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3" draw:text-style-name="P3" draw:layer="layout" svg:width="2.063cm" svg:height="3.039cm" draw:transform="rotate (-3.14159265358979) translate (4.976cm 3.47cm)">
              <draw:image xlink:href="Pictures/10000201000001860000024E0DEF161E4323F9DB.png" xlink:type="simple" xlink:show="embed" xlink:actuate="onLoad">
                <text:p/>
              </draw:image>
            </draw:frame>
          </draw:g>
        </draw:g>
        <draw:g>
          <draw:g>
            <draw:custom-shape draw:style-name="gr4" draw:text-style-name="P2" draw:layer="layout" svg:width="6.283cm" svg:height="6.124cm" svg:x="0.853cm" svg:y="5.798cm">
              <text:p/>
              <draw:enhanced-geometry draw:glue-point-type="segments" draw:type="mso-spt100" draw:modifiers="-171.913781898836 -7.3581999327801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frame draw:style-name="gr3" draw:text-style-name="P3" draw:layer="layout" svg:width="1.669cm" svg:height="3.341cm" svg:x="3.307cm" svg:y="7.337cm">
              <draw:image xlink:href="Pictures/10000201000001CF000003B78CCE1F9B3EAABE90.png" xlink:type="simple" xlink:show="embed" xlink:actuate="onLoad">
                <text:p/>
              </draw:image>
            </draw:frame>
          </draw:g>
          <draw:custom-shape draw:style-name="gr5" draw:text-style-name="P1" draw:layer="layout" svg:width="7.559cm" svg:height="6.601cm" svg:x="0.263cm" svg:y="7.2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9.326cm" svg:height="9.087cm" svg:x="-0.526cm" svg:y="10.093cm">
            <text:p/>
            <draw:enhanced-geometry draw:glue-point-type="segments" draw:type="mso-spt100" draw:modifiers="125.231430892504 54.496628999634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3" draw:text-style-name="P3" draw:layer="layout" svg:width="2.009cm" svg:height="1.721cm" svg:x="3.159cm" svg:y="14.302cm">
            <draw:image xlink:href="Pictures/10000201000002520000020AF2491CB734EB21A0.png" xlink:type="simple" xlink:show="embed" xlink:actuate="onLoad">
              <text:p/>
            </draw:image>
          </draw:frame>
          <draw:custom-shape draw:style-name="gr7" draw:text-style-name="P1" draw:layer="layout" svg:width="7.558cm" svg:height="6.6cm" svg:x="0.259cm" svg:y="14.2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6.284cm" svg:height="6.124cm" svg:x="1.071cm" svg:y="20.599cm">
            <text:p/>
            <draw:enhanced-geometry draw:glue-point-type="segments" draw:mirror-horizontal="false" draw:mirror-vertical="false" draw:type="mso-spt100" draw:modifiers="-179.431782793807 0.33221618359209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3" draw:text-style-name="P3" draw:layer="layout" svg:width="1.804cm" svg:height="2.806cm" svg:x="3.33cm" svg:y="21.334cm">
            <draw:image xlink:href="Pictures/10000201000000FC00000192C0FCBC2B99FCF418.png" xlink:type="simple" xlink:show="embed" xlink:actuate="onLoad">
              <text:p/>
            </draw:image>
          </draw:frame>
          <draw:custom-shape draw:style-name="gr5" draw:text-style-name="P1" draw:layer="layout" svg:width="7.559cm" svg:height="6.601cm" svg:x="0.286cm" svg:y="21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8T22:58:42.840946239</meta:creation-date>
    <dc:date>2021-12-28T23:54:27.088444389</dc:date>
    <meta:editing-duration>PT2M53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